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0.691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4.533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4.396cm"/>
    </style:style>
    <style:style style:name="co7" style:family="table-column">
      <style:table-column-properties fo:break-before="auto" style:column-width="3.436cm"/>
    </style:style>
    <style:style style:name="co8" style:family="table-column">
      <style:table-column-properties fo:break-before="auto" style:column-width="4.149cm"/>
    </style:style>
    <style:style style:name="co9" style:family="table-column">
      <style:table-column-properties fo:break-before="auto" style:column-width="4.588cm"/>
    </style:style>
    <style:style style:name="co10" style:family="table-column">
      <style:table-column-properties fo:break-before="auto" style:column-width="3.6cm"/>
    </style:style>
    <style:style style:name="co11" style:family="table-column">
      <style:table-column-properties fo:break-before="auto" style:column-width="2.531cm"/>
    </style:style>
    <style:style style:name="co12" style:family="table-column">
      <style:table-column-properties fo:break-before="auto" style:column-width="3.545cm"/>
    </style:style>
    <style:style style:name="co13" style:family="table-column">
      <style:table-column-properties fo:break-before="auto" style:column-width="3.353cm"/>
    </style:style>
    <style:style style:name="co14" style:family="table-column">
      <style:table-column-properties fo:break-before="auto" style:column-width="2.859cm"/>
    </style:style>
    <style:style style:name="co15" style:family="table-column">
      <style:table-column-properties fo:break-before="auto" style:column-width="2.064cm"/>
    </style:style>
    <style:style style:name="co16" style:family="table-column">
      <style:table-column-properties fo:break-before="auto" style:column-width="2.118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03-eco-sort-blockNo-coN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4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0 이름 </text:p>
          </table:table-cell>
          <table:table-cell office:value-type="string" calcext:value-type="string">
            <text:p><text:s/>창조자 </text:p>
          </table:table-cell>
          <table:table-cell office:value-type="string" calcext:value-type="string">
            <text:p><text:s/>첫 출시일 </text:p>
          </table:table-cell>
          <table:table-cell office:value-type="string" calcext:value-type="string">
            <text:p><text:s/>최신 안정 버전 </text:p>
          </table:table-cell>
          <table:table-cell office:value-type="string" calcext:value-type="string">
            <text:p><text:s/>최신 출시일 </text:p>
          </table:table-cell>
          <table:table-cell office:value-type="string" calcext:value-type="string">
            <text:p><text:s/>특허 </text:p>
          </table:table-cell>
          <table:table-cell office:value-type="string" calcext:value-type="string">
            <text:p><text:s/>언어 </text:p>
          </table:table-cell>
          <table:table-cell office:value-type="string" calcext:value-type="string">
            <text:p><text:s/>웹 애플리케이션 프레임워크 </text:p>
          </table:table-cell>
          <table:table-cell office:value-type="string" calcext:value-type="string">
            <text:p><text:s/>CMS 확장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0 데이터 저장고 </text:p>
          </table:table-cell>
          <table:table-cell office:value-type="string" calcext:value-type="string">
            <text:p><text:s/>플랫 파일 </text:p>
          </table:table-cell>
          <table:table-cell office:value-type="string" calcext:value-type="string">
            <text:p><text:s/>MySQL </text:p>
          </table:table-cell>
          <table:table-cell office:value-type="string" calcext:value-type="string">
            <text:p><text:s/>MySQLi </text:p>
          </table:table-cell>
          <table:table-cell office:value-type="string" calcext:value-type="string">
            <text:p><text:s/>PostgreSQL </text:p>
          </table:table-cell>
          <table:table-cell office:value-type="string" calcext:value-type="string">
            <text:p><text:s/>MSSQL </text:p>
          </table:table-cell>
          <table:table-cell office:value-type="string" calcext:value-type="string">
            <text:p><text:s/>신탁 </text:p>
          </table:table-cell>
          <table:table-cell office:value-type="string" calcext:value-type="string">
            <text:p><text:s/>SQLite </text:p>
          </table:table-cell>
          <table:table-cell office:value-type="string" calcext:value-type="string">
            <text:p><text:s/>불새 </text:p>
          </table:table-cell>
          <table:table-cell office:value-type="string" calcext:value-type="string">
            <text:p><text:s/>아파치 더비 </text:p>
          </table:table-cell>
          <table:table-cell office:value-type="string" calcext:value-type="string">
            <text:p><text:s/>몽고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0 일반 기능 </text:p>
          </table:table-cell>
          <table:table-cell office:value-type="string" calcext:value-type="string">
            <text:p><text:s/>소스코드 제공 </text:p>
          </table:table-cell>
          <table:table-cell office:value-type="string" calcext:value-type="string">
            <text:p><text:s/>아약스 사용 </text:p>
          </table:table-cell>
          <table:table-cell office:value-type="string" calcext:value-type="string">
            <text:p><text:s/>디지털 다운로드 </text:p>
          </table:table-cell>
          <table:table-cell office:value-type="string" calcext:value-type="string">
            <text:p><text:s/>eBay 리스팅 통합 </text:p>
          </table:table-cell>
          <table:table-cell office:value-type="string" calcext:value-type="string">
            <text:p><text:s/>eBay 주문 가져오기 </text:p>
          </table:table-cell>
          <table:table-cell office:value-type="string" calcext:value-type="string">
            <text:p><text:s/>여러 스킨 </text:p>
          </table:table-cell>
          <table:table-cell office:value-type="string" calcext:value-type="string">
            <text:p><text:s/>POS 주문 관리 </text:p>
          </table:table-cell>
          <table:table-cell office:value-type="string" calcext:value-type="string">
            <text:p><text:s/>구독 </text:p>
          </table:table-cell>
          <table:table-cell office:value-type="string" calcext:value-type="string">
            <text:p><text:s/>과세 </text:p>
          </table:table-cell>
          <table:table-cell office:value-type="string" calcext:value-type="string">
            <text:p><text:s/>템플릿 엔진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0 고객 기능 </text:p>
          </table:table-cell>
          <table:table-cell office:value-type="string" calcext:value-type="string">
            <text:p><text:s/>게스트 계정 </text:p>
          </table:table-cell>
          <table:table-cell office:value-type="string" calcext:value-type="string">
            <text:p><text:s/>고객 추천 </text:p>
          </table:table-cell>
          <table:table-cell office:value-type="string" calcext:value-type="string">
            <text:p><text:s/>주요 제품 </text:p>
          </table:table-cell>
          <table:table-cell office:value-type="string" calcext:value-type="string">
            <text:p><text:s/>용어집, 도구 설명 단어 </text:p>
          </table:table-cell>
          <table:table-cell office:value-type="string" calcext:value-type="string">
            <text:p><text:s/>이미지 확대 </text:p>
          </table:table-cell>
          <table:table-cell office:value-type="string" calcext:value-type="string">
            <text:p><text:s/>미니 카트 </text:p>
          </table:table-cell>
          <table:table-cell office:value-type="string" calcext:value-type="string">
            <text:p><text:s/>여러 주소 </text:p>
          </table:table-cell>
          <table:table-cell office:value-type="string" calcext:value-type="string">
            <text:p><text:s/>최신 제품 </text:p>
          </table:table-cell>
          <table:table-cell office:value-type="string" calcext:value-type="string">
            <text:p><text:s/>뉴스 레터 </text:p>
          </table:table-cell>
          <table:table-cell office:value-type="string" calcext:value-type="string">
            <text:p><text:s/>소식 </text:p>
          </table:table-cell>
          <table:table-cell office:value-type="string" calcext:value-type="string">
            <text:p><text:s/>다음 이전 제품 링크 </text:p>
          </table:table-cell>
          <table:table-cell office:value-type="string" calcext:value-type="string">
            <text:p><text:s/>투표소 </text:p>
          </table:table-cell>
          <table:table-cell office:value-type="string" calcext:value-type="string">
            <text:p><text:s/>인기 상품 </text:p>
          </table:table-cell>
          <table:table-cell office:value-type="string" calcext:value-type="string">
            <text:p><text:s/>인쇄 친화적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00 고객 기능 </text:p>
          </table:table-cell>
          <table:table-cell office:value-type="string" calcext:value-type="string">
            <text:p><text:s/>상품 이미지 첨부 </text:p>
          </table:table-cell>
          <table:table-cell office:value-type="string" calcext:value-type="string">
            <text:p><text:s/>제품 평가 </text:p>
          </table:table-cell>
          <table:table-cell office:value-type="string" calcext:value-type="string">
            <text:p><text:s/>제품 리뷰 </text:p>
          </table:table-cell>
          <table:table-cell office:value-type="string" calcext:value-type="string">
            <text:p><text:s/>인용 부호 </text:p>
          </table:table-cell>
          <table:table-cell office:value-type="string" calcext:value-type="string">
            <text:p><text:s/>재정렬 </text:p>
          </table:table-cell>
          <table:table-cell office:value-type="string" calcext:value-type="string">
            <text:p><text:s/>보고 </text:p>
          </table:table-cell>
          <table:table-cell office:value-type="string" calcext:value-type="string">
            <text:p><text:s/>수색 </text:p>
          </table:table-cell>
          <table:table-cell office:value-type="string" calcext:value-type="string">
            <text:p><text:s/>사용자 유형으로 검색 </text:p>
          </table:table-cell>
          <table:table-cell office:value-type="string" calcext:value-type="string">
            <text:p><text:s/>클라우드 검색 </text:p>
          </table:table-cell>
          <table:table-cell office:value-type="string" calcext:value-type="string">
            <text:p><text:s/>사이트 맵, 볼 수 있음 </text:p>
          </table:table-cell>
          <table:table-cell office:value-type="string" calcext:value-type="string">
            <text:p><text:s/>소셜 북마킹 </text:p>
          </table:table-cell>
          <table:table-cell office:value-type="string" calcext:value-type="string">
            <text:p><text:s/>친구에게 알리기 </text:p>
          </table:table-cell>
          <table:table-cell office:value-type="string" calcext:value-type="string">
            <text:p><text:s/>위시리스트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0 고객 보상 기능 </text:p>
          </table:table-cell>
          <table:table-cell office:value-type="string" calcext:value-type="string">
            <text:p><text:s/>쿠폰 </text:p>
          </table:table-cell>
          <table:table-cell office:value-type="string" calcext:value-type="string">
            <text:p><text:s/>상품권 </text:p>
          </table:table-cell>
          <table:table-cell office:value-type="string" calcext:value-type="string">
            <text:p><text:s/>회원 할인 </text:p>
          </table:table-cell>
          <table:table-cell office:value-type="string" calcext:value-type="string">
            <text:p><text:s/>회원 전용 카테고리 </text:p>
          </table:table-cell>
          <table:table-cell office:value-type="string" calcext:value-type="string">
            <text:p><text:s/>회원 전용 상품 </text:p>
          </table:table-cell>
          <table:table-cell office:value-type="string" calcext:value-type="string">
            <text:p><text:s/>보상 점수 </text:p>
          </table:table-cell>
          <table:table-cell office:value-type="string" calcext:value-type="string">
            <text:p><text:s/>특별 제공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00 관리 영역 기능 </text:p>
          </table:table-cell>
          <table:table-cell office:value-type="string" calcext:value-type="string">
            <text:p><text:s/>제품 수출입 </text:p>
          </table:table-cell>
          <table:table-cell office:value-type="string" calcext:value-type="string">
            <text:p><text:s/>통계 </text:p>
          </table:table-cell>
          <table:table-cell office:value-type="string" calcext:value-type="string">
            <text:p><text:s/>재고 관리 </text:p>
          </table:table-cell>
          <table:table-cell office:value-type="string" calcext:value-type="string">
            <text:p><text:s/>WYSIWYG 편집기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0 검색 엔진 최적화 기능 </text:p>
          </table:table-cell>
          <table:table-cell office:value-type="string" calcext:value-type="string">
            <text:p><text:s/>HTML 카탈로그 </text:p>
          </table:table-cell>
          <table:table-cell office:value-type="string" calcext:value-type="string">
            <text:p><text:s/>메타 태깅 </text:p>
          </table:table-cell>
          <table:table-cell office:value-type="string" calcext:value-type="string">
            <text:p><text:s/>RSS 피드 </text:p>
          </table:table-cell>
          <table:table-cell office:value-type="string" calcext:value-type="string">
            <text:p><text:s/>SEO URL </text:p>
          </table:table-cell>
          <table:table-cell office:value-type="string" calcext:value-type="string">
            <text:p><text:s/>사이트 맵, XML </text:p>
          </table:table-cell>
          <table:table-cell office:value-type="string" calcext:value-type="string">
            <text:p><text:s/>좋은 관계 RDF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0 보안 기능 </text:p>
          </table:table-cell>
          <table:table-cell office:value-type="string" calcext:value-type="string">
            <text:p><text:s/>액세스 제어 목록 </text:p>
          </table:table-cell>
          <table:table-cell office:value-type="string" calcext:value-type="string">
            <text:p><text:s/>보안 문자 양식 </text:p>
          </table:table-cell>
          <table:table-cell office:value-type="string" calcext:value-type="string">
            <text:p><text:s/>직원 작업 로깅 </text:p>
          </table:table-cell>
          <table:table-cell office:value-type="string" calcext:value-type="string">
            <text:p><text:s/>PA/DSS 인증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0 다른 기능들 </text:p>
          </table:table-cell>
          <table:table-cell office:value-type="string" calcext:value-type="string">
            <text:p><text:s/>여러 상점 전면 </text:p>
          </table:table-cell>
          <table:table-cell office:value-type="string" calcext:value-type="string">
            <text:p><text:s/>계열사 </text:p>
          </table:table-cell>
          <table:table-cell office:value-type="string" calcext:value-type="string">
            <text:p><text:s/>API(원격 관리 기능) </text:p>
          </table:table-cell>
          <table:table-cell office:value-type="string" calcext:value-type="string">
            <text:p><text:s/>최소 주문 </text:p>
          </table:table-cell>
          <table:table-cell office:value-type="string" calcext:value-type="string">
            <text:p><text:s/>여러 벤더 지원 </text:p>
          </table:table-cell>
          <table:table-cell office:value-type="string" calcext:value-type="string">
            <text:p><text:s/>즉시 사용 가능한 장바구니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00 결제 게이트웨이 지원 </text:p>
          </table:table-cell>
          <table:table-cell office:value-type="string" calcext:value-type="string">
            <text:p><text:s/>Authorize.Net AIM </text:p>
          </table:table-cell>
          <table:table-cell office:value-type="string" calcext:value-type="string">
            <text:p><text:s/>Authorize.Net SIM </text:p>
          </table:table-cell>
          <table:table-cell office:value-type="string" calcext:value-type="string">
            <text:p><text:s/>바클레이카드 CPI </text:p>
          </table:table-cell>
          <table:table-cell office:value-type="string" calcext:value-type="string">
            <text:p><text:s/>바클레이카드 MPI </text:p>
          </table:table-cell>
          <table:table-cell office:value-type="string" calcext:value-type="string">
            <text:p><text:s/>HSBC API </text:p>
          </table:table-cell>
          <table:table-cell office:value-type="string" calcext:value-type="string">
            <text:p><text:s/>HSBC CPI </text:p>
          </table:table-cell>
          <table:table-cell office:value-type="string" calcext:value-type="string">
            <text:p><text:s/>페이팔 표준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0 결제 게이트웨이 지원 </text:p>
          </table:table-cell>
          <table:table-cell office:value-type="string" calcext:value-type="string">
            <text:p><text:s/>스크릴 </text:p>
          </table:table-cell>
          <table:table-cell office:value-type="string" calcext:value-type="string">
            <text:p><text:s/>줄무늬 </text:p>
          </table:table-cell>
          <table:table-cell office:value-type="string" calcext:value-type="string">
            <text:p><text:s/>페이팔 프로 </text:p>
          </table:table-cell>
          <table:table-cell office:value-type="string" calcext:value-type="string">
            <text:p><text:s/>페이팔 페이 플로우 링크 </text:p>
          </table:table-cell>
          <table:table-cell office:value-type="string" calcext:value-type="string">
            <text:p><text:s/>페이팔 페이플로우 프로 </text:p>
          </table:table-cell>
          <table:table-cell office:value-type="string" calcext:value-type="string">
            <text:p><text:s/>세이지 페이 폼 </text:p>
          </table:table-cell>
          <table:table-cell office:value-type="string" calcext:value-type="string">
            <text:p><text:s/>세이지페이 다이렉트 </text:p>
          </table:table-cell>
          <table:table-cell office:value-type="string" calcext:value-type="string">
            <text:p><text:s/>USAePay </text:p>
          </table:table-cell>
          <table:table-cell office:value-type="string" calcext:value-type="string">
            <text:p><text:s/>월드페이 </text:p>
          </table:table-cell>
          <table:table-cell office:value-type="string" calcext:value-type="string">
            <text:p><text:s/>오프라인 처리 </text:p>
          </table:table-cell>
          <table:table-cell office:value-type="string" calcext:value-type="string">
            <text:p><text:s/>오프라인 방법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00 대체 결제 지원 </text:p>
          </table:table-cell>
          <table:table-cell office:value-type="string" calcext:value-type="string">
            <text:p><text:s/>아마존페이 </text:p>
          </table:table-cell>
          <table:table-cell office:value-type="string" calcext:value-type="string">
            <text:p><text:s/>Google Checkout </text:p>
          </table:table-cell>
          <table:table-cell office:value-type="string" calcext:value-type="string">
            <text:p><text:s/>페이팔 익스프레스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00 실시간 배송 계산 </text:p>
          </table:table-cell>
          <table:table-cell office:value-type="string" calcext:value-type="string">
            <text:p><text:s/>오스트레일리아 포스트 </text:p>
          </table:table-cell>
          <table:table-cell office:value-type="string" calcext:value-type="string">
            <text:p><text:s/>캐나다 포스트 </text:p>
          </table:table-cell>
          <table:table-cell office:value-type="string" calcext:value-type="string">
            <text:p><text:s/>DHL </text:p>
          </table:table-cell>
          <table:table-cell office:value-type="string" calcext:value-type="string">
            <text:p><text:s/>페덱스 </text:p>
          </table:table-cell>
          <table:table-cell office:value-type="string" calcext:value-type="string">
            <text:p><text:s/>온트랙 </text:p>
          </table:table-cell>
          <table:table-cell office:value-type="string" calcext:value-type="string">
            <text:p><text:s/>미국 우편 서비스 </text:p>
          </table:table-cell>
          <table:table-cell office:value-type="string" calcext:value-type="string">
            <text:p><text:s/>UPS </text:p>
          </table:table-cell>
          <table:table-cell office:value-type="string" calcext:value-type="string">
            <text:p><text:s/>Purolat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0 선적 예약 통합 </text:p>
          </table:table-cell>
          <table:table-cell office:value-type="string" calcext:value-type="string">
            <text:p><text:s/>오스트레일리아 포스트 </text:p>
          </table:table-cell>
          <table:table-cell office:value-type="string" calcext:value-type="string">
            <text:p><text:s/>캐나다 포스트 </text:p>
          </table:table-cell>
          <table:table-cell office:value-type="string" calcext:value-type="string">
            <text:p><text:s/>DHL </text:p>
          </table:table-cell>
          <table:table-cell office:value-type="string" calcext:value-type="string">
            <text:p><text:s/>페덱스 </text:p>
          </table:table-cell>
          <table:table-cell office:value-type="string" calcext:value-type="string">
            <text:p><text:s/>온트랙 </text:p>
          </table:table-cell>
          <table:table-cell office:value-type="string" calcext:value-type="string">
            <text:p><text:s/>미국 우편 서비스 </text:p>
          </table:table-cell>
          <table:table-cell office:value-type="string" calcext:value-type="string">
            <text:p><text:s/>UP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00 배송 추적 통합 </text:p>
          </table:table-cell>
          <table:table-cell office:value-type="string" calcext:value-type="string">
            <text:p><text:s/>오스트레일리아 포스트 </text:p>
          </table:table-cell>
          <table:table-cell office:value-type="string" calcext:value-type="string">
            <text:p><text:s/>캐나다 포스트 </text:p>
          </table:table-cell>
          <table:table-cell office:value-type="string" calcext:value-type="string">
            <text:p><text:s/>DHL </text:p>
          </table:table-cell>
          <table:table-cell office:value-type="string" calcext:value-type="string">
            <text:p><text:s/>페덱스 </text:p>
          </table:table-cell>
          <table:table-cell office:value-type="string" calcext:value-type="string">
            <text:p><text:s/>미국 우편 서비스 </text:p>
          </table:table-cell>
          <table:table-cell office:value-type="string" calcext:value-type="string">
            <text:p><text:s/>U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AbanteCart 소프트웨어 </text:p>
          </table:table-cell>
          <table:table-cell office:value-type="string" calcext:value-type="string">
            <text:p><text:s/>벨라비에 커머스, LLC </text:p>
          </table:table-cell>
          <table:table-cell office:value-type="string" calcext:value-type="string">
            <text:p><text:s/>2011년 </text:p>
          </table:table-cell>
          <table:table-cell office:value-type="string" calcext:value-type="string">
            <text:p><text:s/>1.3.3 [1] Wikidata에서 편집 </text:p>
          </table:table-cell>
          <table:table-cell office:value-type="string" calcext:value-type="string">
            <text:p><text:s/>2022-08-07; 6 개월 전 </text:p>
          </table:table-cell>
          <table:table-cell office:value-type="string" calcext:value-type="string">
            <text:p><text:s/>OSL 3.0 </text:p>
          </table:table-cell>
          <table:table-cell office:value-type="string" calcext:value-type="string">
            <text:p><text:s/>PHP </text:p>
          </table:table-cell>
          <table:table-cell office:value-type="string" calcext:value-type="string">
            <text:p><text:s/>모델-뷰-컨트롤러 </text:p>
          </table:table-cell>
          <table:table-cell office:value-type="string" calcext:value-type="string">
            <text:p><text:s/>통합 및 타사 확장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banteCart 소프트웨어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<text:s/>AbanteCart 소프트웨어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string" calcext:value-type="string">
            <text:p><text:s/>AbanteCart 소프트웨어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string" calcext:value-type="string">
            <text:p><text:s/>AbanteCart 소프트웨어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office:value-type="string" calcext:value-type="string">
            <text:p><text:s/>AbanteCart 소프트웨어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<text:s/>AbanteCart 소프트웨어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<text:s/>AbanteCart 소프트웨어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<text:s/>AbanteCart 소프트웨어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<text:s/>AbanteCart 소프트웨어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<text:s/>AbanteCart 소프트웨어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string" calcext:value-type="string">
            <text:p><text:s/>AbanteCart 소프트웨어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string" calcext:value-type="string">
            <text:p><text:s/>AbanteCart 소프트웨어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<text:s/>AbanteCart 소프트웨어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string" calcext:value-type="string">
            <text:p><text:s/>AbanteCart 소프트웨어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string" calcext:value-type="string">
            <text:p><text:s/>AbanteCart 소프트웨어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BigCommerce </text:p>
          </table:table-cell>
          <table:table-cell office:value-type="string" calcext:value-type="string">
            <text:p><text:s/>BigCommerce Inc </text:p>
          </table:table-cell>
          <table:table-cell office:value-type="string" calcext:value-type="string">
            <text:p><text:s/>? </text:p>
          </table:table-cell>
          <table:table-cell table:number-columns-repeated="2" office:value-type="string" calcext:value-type="string">
            <text:p><text:s/>연속/SaaS </text:p>
          </table:table-cell>
          <table:table-cell office:value-type="string" calcext:value-type="string">
            <text:p><text:s/>소유권 </text:p>
          </table:table-cell>
          <table:table-cell office:value-type="string" calcext:value-type="string">
            <text:p><text:s/>PH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BigCommerce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table:number-columns-repeated="5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BigCommerce </text:p>
          </table:table-cell>
          <table:table-cell table:number-columns-repeated="7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BigCommerce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애드온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5" office:value-type="string" calcext:value-type="string">
            <text:p><text:s/>예 </text:p>
          </table:table-cell>
          <table:table-cell office:value-type="string" calcext:value-type="string">
            <text:p><text:s/>제 3 당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BigCommerce </text:p>
          </table:table-cell>
          <table:table-cell office:value-type="string" calcext:value-type="string">
            <text:p><text:s/>예 </text:p>
          </table:table-cell>
          <table:table-cell table:number-columns-repeated="2" office:value-type="string" calcext:value-type="string">
            <text:p><text:s/>제 3 당 </text:p>
          </table:table-cell>
          <table:table-cell office:value-type="string" calcext:value-type="string">
            <text:p><text:s/>아니요 </text:p>
          </table:table-cell>
          <table:table-cell table:number-columns-repeated="4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igCommerce </text:p>
          </table:table-cell>
          <table:table-cell table:number-columns-repeated="5" office:value-type="string" calcext:value-type="string">
            <text:p><text:s/>예 </text:p>
          </table:table-cell>
          <table:table-cell office:value-type="string" calcext:value-type="string">
            <text:p><text:s/>제 3 당 </text:p>
          </table:table-cell>
          <table:table-cell office:value-type="string" calcext:value-type="string">
            <text:p><text:s/>예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BigCommerce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BigCommerce </text:p>
          </table:table-cell>
          <table:table-cell table:number-columns-repeated="5"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BigCommerce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BigCommerce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제 3 당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BigCommerce </text:p>
          </table:table-cell>
          <table:table-cell table:number-columns-repeated="2" office:value-type="string" calcext:value-type="string">
            <text:p><text:s/>예 </text:p>
          </table:table-cell>
          <table:table-cell table:number-columns-repeated="4" office:value-type="string" calcext:value-type="string">
            <text:p><text:s/>아니요 </text:p>
          </table:table-cell>
          <table:table-cell office:value-type="string" calcext:value-type="string">
            <text:p><text:s/>예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BigCommerce </text:p>
          </table:table-cell>
          <table:table-cell office:value-type="string" calcext:value-type="string">
            <text:p><text:s/>아니요 </text:p>
          </table:table-cell>
          <table:table-cell table:number-columns-repeated="9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BigCommerce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BigCommerce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BigCommerce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BigCommerce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CE 피닉스 </text:p>
          </table:table-cell>
          <table:table-cell office:value-type="string" calcext:value-type="string">
            <text:p><text:s/>osCommerce 및 게리 버튼 </text:p>
          </table:table-cell>
          <table:table-cell table:style-name="ce1" office:value-type="date" office:date-value="2019-07-04" calcext:value-type="date">
            <text:p>2019-07-04</text:p>
          </table:table-cell>
          <table:table-cell office:value-type="string" calcext:value-type="string">
            <text:p><text:s/>1.0.2.0 </text:p>
          </table:table-cell>
          <table:table-cell table:style-name="ce1" office:value-type="date" office:date-value="2019-08-14" calcext:value-type="date">
            <text:p>2019-08-14</text:p>
          </table:table-cell>
          <table:table-cell office:value-type="string" calcext:value-type="string">
            <text:p><text:s/>GNU GPL </text:p>
          </table:table-cell>
          <table:table-cell office:value-type="string" calcext:value-type="string">
            <text:p><text:s/>PHP </text:p>
          </table:table-cell>
          <table:table-cell office:value-type="string" calcext:value-type="string">
            <text:p><text:s/>부트스트랩 4 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E 피닉스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<text:s/>CE 피닉스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string" calcext:value-type="string">
            <text:p><text:s/>CE 피닉스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string" calcext:value-type="string">
            <text:p><text:s/>CE 피닉스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office:value-type="string" calcext:value-type="string">
            <text:p><text:s/>CE 피닉스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<text:s/>CE 피닉스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<text:s/>CE 피닉스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<text:s/>CE 피닉스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<text:s/>CE 피닉스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<text:s/>CE 피닉스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string" calcext:value-type="string">
            <text:p><text:s/>CE 피닉스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string" calcext:value-type="string">
            <text:p><text:s/>CE 피닉스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<text:s/>CE 피닉스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string" calcext:value-type="string">
            <text:p><text:s/>CE 피닉스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string" calcext:value-type="string">
            <text:p><text:s/>CE 피닉스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nopCommerce </text:p>
          </table:table-cell>
          <table:table-cell office:value-type="string" calcext:value-type="string">
            <text:p><text:s/>Nop 솔루션 주식회사 </text:p>
          </table:table-cell>
          <table:table-cell table:style-name="ce1" office:value-type="date" office:date-value="2008-10-23" calcext:value-type="date">
            <text:p>2008-10-23</text:p>
          </table:table-cell>
          <table:table-cell office:value-type="string" calcext:value-type="string">
            <text:p><text:s/>4.60.2 [6] Wikidata에서 편집 </text:p>
          </table:table-cell>
          <table:table-cell office:value-type="string" calcext:value-type="string">
            <text:p><text:s/>2023-02-06; 15일 전 </text:p>
          </table:table-cell>
          <table:table-cell office:value-type="string" calcext:value-type="string">
            <text:p><text:s/>GPL </text:p>
          </table:table-cell>
          <table:table-cell office:value-type="string" calcext:value-type="string">
            <text:p><text:s/>씨# </text:p>
          </table:table-cell>
          <table:table-cell office:value-type="string" calcext:value-type="string">
            <text:p><text:s/>ASP.NET MVC 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opCommerce </text:p>
          </table:table-cell>
          <table:table-cell table:number-columns-repeated="4"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table:number-columns-repeated="4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opCommerce </text:p>
          </table:table-cell>
          <table:table-cell table:number-columns-repeated="9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opCommerce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6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nopCommerce </text:p>
          </table:table-cell>
          <table:table-cell table:number-columns-repeated="12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nopCommerce </text:p>
          </table:table-cell>
          <table:table-cell table:number-columns-repeated="6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opCommerce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opCommerce </text:p>
          </table:table-cell>
          <table:table-cell table:number-columns-repeated="5"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opCommerce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opCommerce </text:p>
          </table:table-cell>
          <table:table-cell table:number-columns-repeated="5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pCommerce </text:p>
          </table:table-cell>
          <table:table-cell table:number-columns-repeated="2" office:value-type="string" calcext:value-type="string">
            <text:p><text:s/>예 </text:p>
          </table:table-cell>
          <table:table-cell table:number-columns-repeated="4" office:value-type="string" calcext:value-type="string">
            <text:p><text:s/>아니요 </text:p>
          </table:table-cell>
          <table:table-cell office:value-type="string" calcext:value-type="string">
            <text:p><text:s/>예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nopCommerce </text:p>
          </table:table-cell>
          <table:table-cell table:number-columns-repeated="7" office:value-type="string" calcext:value-type="string">
            <text:p><text:s/>예 </text:p>
          </table:table-cell>
          <table:table-cell office:value-type="string" calcext:value-type="string">
            <text:p><text:s/>제 3 당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opCommerce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nopCommerce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nopCommerce </text:p>
          </table:table-cell>
          <table:table-cell table:number-columns-repeated="6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nopCommerce </text:p>
          </table:table-cell>
          <table:table-cell table:number-columns-repeated="3"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osCommerce </text:p>
          </table:table-cell>
          <table:table-cell office:value-type="string" calcext:value-type="string">
            <text:p><text:s/>2000-03 </text:p>
          </table:table-cell>
          <table:table-cell office:value-type="string" calcext:value-type="string">
            <text:p><text:s/>4.02 [8] </text:p>
          </table:table-cell>
          <table:table-cell table:style-name="ce1" office:value-type="date" office:date-value="2022-08-08" calcext:value-type="date">
            <text:p>2022-08-08</text:p>
          </table:table-cell>
          <table:table-cell office:value-type="string" calcext:value-type="string">
            <text:p><text:s/>GNU GPL </text:p>
          </table:table-cell>
          <table:table-cell office:value-type="string" calcext:value-type="string">
            <text:p><text:s/>PH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sCommerce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table:number-columns-repeated="7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osCommerce </text:p>
          </table:table-cell>
          <table:table-cell table:number-columns-repeated="3" office:value-type="string" calcext:value-type="string">
            <text:p><text:s/>예 </text:p>
          </table:table-cell>
          <table:table-cell table:number-columns-repeated="2" office:value-type="string" calcext:value-type="string">
            <text:p><text:s/>애드온 </text:p>
          </table:table-cell>
          <table:table-cell table:number-columns-repeated="4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osCommerce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7" office:value-type="string" calcext:value-type="string">
            <text:p><text:s/>예 </text:p>
          </table:table-cell>
          <table:table-cell office:value-type="string" calcext:value-type="string">
            <text:p><text:s/>애드온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애드온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sCommerce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table:number-columns-repeated="3"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애드온 </text:p>
          </table:table-cell>
          <table:table-cell table:number-columns-repeated="2"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osCommerce </text:p>
          </table:table-cell>
          <table:table-cell table:number-columns-repeated="2" office:value-type="string" calcext:value-type="string">
            <text:p><text:s/>애드온 </text:p>
          </table:table-cell>
          <table:table-cell table:number-columns-repeated="4" office:value-type="string" calcext:value-type="string">
            <text:p><text:s/>아니요 </text:p>
          </table:table-cell>
          <table:table-cell office:value-type="string" calcext:value-type="string">
            <text:p><text:s/>예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osCommerce </text:p>
          </table:table-cell>
          <table:table-cell office:value-type="string" calcext:value-type="string">
            <text:p><text:s/>애드온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애드온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osCommerce </text:p>
          </table:table-cell>
          <table:table-cell table:number-columns-repeated="2" office:value-type="string" calcext:value-type="string">
            <text:p><text:s/>아니요 </text:p>
          </table:table-cell>
          <table:table-cell office:value-type="string" calcext:value-type="string">
            <text:p><text:s/>애드온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애드온 </text:p>
          </table:table-cell>
          <table:table-cell office:value-type="string" calcext:value-type="string">
            <text:p><text:s/>예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osCommerce </text:p>
          </table:table-cell>
          <table:table-cell office:value-type="string" calcext:value-type="string">
            <text:p><text:s/>예 </text:p>
          </table:table-cell>
          <table:table-cell table:number-columns-repeated="2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sCommerce </text:p>
          </table:table-cell>
          <table:table-cell table:number-columns-repeated="3"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sCommerce </text:p>
          </table:table-cell>
          <table:table-cell table:number-columns-repeated="2" office:value-type="string" calcext:value-type="string">
            <text:p><text:s/>예 </text:p>
          </table:table-cell>
          <table:table-cell table:number-columns-repeated="4" office:value-type="string" calcext:value-type="string">
            <text:p><text:s/>아니요 </text:p>
          </table:table-cell>
          <table:table-cell office:value-type="string" calcext:value-type="string">
            <text:p><text:s/>예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osCommerce </text:p>
          </table:table-cell>
          <table:table-cell table:number-columns-repeated="3" office:value-type="string" calcext:value-type="string">
            <text:p><text:s/>예 </text:p>
          </table:table-cell>
          <table:table-cell table:number-columns-repeated="2"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table:number-columns-repeated="2"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osCommerce </text:p>
          </table:table-cell>
          <table:table-cell office:value-type="string" calcext:value-type="string">
            <text:p><text:s/>애드온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osCommerce </text:p>
          </table:table-cell>
          <table:table-cell table:number-columns-repeated="7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osCommerce </text:p>
          </table:table-cell>
          <table:table-cell table:number-columns-repeated="6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osCommerce </text:p>
          </table:table-cell>
          <table:table-cell table:number-columns-repeated="5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드루팔 커머스 </text:p>
          </table:table-cell>
          <table:table-cell table:style-name="ce1" office:value-type="date" office:date-value="2011-08-23" calcext:value-type="date">
            <text:p>2011-08-23</text:p>
          </table:table-cell>
          <table:table-cell office:value-type="string" calcext:value-type="string">
            <text:p><text:s/>2.17 [3] </text:p>
          </table:table-cell>
          <table:table-cell office:value-type="string" calcext:value-type="string">
            <text:p><text:s/>2020-02-28 [±] </text:p>
          </table:table-cell>
          <table:table-cell office:value-type="string" calcext:value-type="string">
            <text:p><text:s/>GPL </text:p>
          </table:table-cell>
          <table:table-cell office:value-type="string" calcext:value-type="string">
            <text:p><text:s/>PH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드루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드루팔 커머스 </text:p>
          </table:table-cell>
          <table:table-cell office:value-type="string" calcext:value-type="string">
            <text:p><text:s/>아니요 </text:p>
          </table:table-cell>
          <table:table-cell table:number-columns-repeated="3" office:value-type="string" calcext:value-type="string">
            <text:p><text:s/>예 </text:p>
          </table:table-cell>
          <table:table-cell table:number-columns-repeated="2"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table:number-columns-repeated="2" office:value-type="string" calcext:value-type="string">
            <text:p><text:s/>아니요 </text:p>
          </table:table-cell>
          <table:table-cell office:value-type="string" calcext:value-type="string">
            <text:p><text:s/>단종 [22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드루팔 커머스 </text:p>
          </table:table-cell>
          <table:table-cell table:number-columns-repeated="3" office:value-type="string" calcext:value-type="string">
            <text:p><text:s/>예 </text:p>
          </table:table-cell>
          <table:table-cell table:number-columns-repeated="2" office:value-type="string" calcext:value-type="string">
            <text:p><text:s/>아니요 </text:p>
          </table:table-cell>
          <table:table-cell table:number-columns-repeated="4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드루팔 커머스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애드온 </text:p>
          </table:table-cell>
          <table:table-cell table:number-columns-repeated="6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애드온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드루팔 커머스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8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드루팔 커머스 </text:p>
          </table:table-cell>
          <table:table-cell table:number-columns-repeated="5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드루팔 커머스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드루팔 커머스 </text:p>
          </table:table-cell>
          <table:table-cell table:number-columns-repeated="5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드루팔 커머스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애드온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드루팔 커머스 </text:p>
          </table:table-cell>
          <table:table-cell table:number-columns-repeated="5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드루팔 커머스 </text:p>
          </table:table-cell>
          <table:table-cell office:value-type="string" calcext:value-type="string">
            <text:p><text:s/>예 </text:p>
          </table:table-cell>
          <table:table-cell table:number-columns-repeated="5" office:value-type="string" calcext:value-type="string">
            <text:p><text:s/>아니요 </text:p>
          </table:table-cell>
          <table:table-cell office:value-type="string" calcext:value-type="string">
            <text:p><text:s/>예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드루팔 커머스 </text:p>
          </table:table-cell>
          <table:table-cell table:number-columns-repeated="5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4"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드루팔 커머스 </text:p>
          </table:table-cell>
          <table:table-cell office:value-type="string" calcext:value-type="string">
            <text:p><text:s/>애드온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드루팔 커머스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string" calcext:value-type="string">
            <text:p><text:s/>드루팔 커머스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string" calcext:value-type="string">
            <text:p><text:s/>드루팔 커머스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마젠토 </text:p>
          </table:table-cell>
          <table:table-cell office:value-type="string" calcext:value-type="string">
            <text:p><text:s/>바리엔 </text:p>
          </table:table-cell>
          <table:table-cell table:style-name="ce1" office:value-type="date" office:date-value="2007-08-13" calcext:value-type="date">
            <text:p>2007-08-13</text:p>
          </table:table-cell>
          <table:table-cell office:value-type="string" calcext:value-type="string">
            <text:p><text:s/>2.4.5 [5] </text:p>
          </table:table-cell>
          <table:table-cell office:value-type="string" calcext:value-type="string">
            <text:p><text:s/>2022-08-09 [±] </text:p>
          </table:table-cell>
          <table:table-cell office:value-type="string" calcext:value-type="string">
            <text:p><text:s/>OSL 3.0 </text:p>
          </table:table-cell>
          <table:table-cell office:value-type="string" calcext:value-type="string">
            <text:p><text:s/>PHP </text:p>
          </table:table-cell>
          <table:table-cell office:value-type="string" calcext:value-type="string">
            <text:p><text:s/>젠드 프레임워크 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마젠토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table:number-columns-repeated="6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마젠토 </text:p>
          </table:table-cell>
          <table:table-cell table:number-columns-repeated="9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마젠토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5" office:value-type="string" calcext:value-type="string">
            <text:p><text:s/>예 </text:p>
          </table:table-cell>
          <table:table-cell table:number-columns-repeated="2"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마젠토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8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마젠토 </text:p>
          </table:table-cell>
          <table:table-cell table:number-columns-repeated="5" office:value-type="string" calcext:value-type="string">
            <text:p><text:s/>예 </text:p>
          </table:table-cell>
          <table:table-cell office:value-type="string" calcext:value-type="string">
            <text:p><text:s/>예 (엔터프라이즈 에디션) </text:p>
          </table:table-cell>
          <table:table-cell office:value-type="string" calcext:value-type="string">
            <text:p><text:s/>예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마젠토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마젠토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예 [34]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마젠토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기업 </text:p>
          </table:table-cell>
          <table:table-cell office:value-type="string" calcext:value-type="string">
            <text:p><text:s/>아니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마젠토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제 3 당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마젠토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제 3 당 </text:p>
          </table:table-cell>
          <table:table-cell table:number-columns-repeated="4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마젠토 </text:p>
          </table:table-cell>
          <table:table-cell table:number-columns-repeated="7" office:value-type="string" calcext:value-type="string">
            <text:p><text:s/>예 </text:p>
          </table:table-cell>
          <table:table-cell office:value-type="string" calcext:value-type="string">
            <text:p><text:s/>제 3 당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마젠토 </text:p>
          </table:table-cell>
          <table:table-cell office:value-type="string" calcext:value-type="string">
            <text:p><text:s/>애드온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마젠토 </text:p>
          </table:table-cell>
          <table:table-cell office:value-type="string" calcext:value-type="string">
            <text:p><text:s/>아니요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마젠토 </text:p>
          </table:table-cell>
          <table:table-cell table:number-columns-repeated="6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마젠토 </text:p>
          </table:table-cell>
          <table:table-cell table:number-columns-repeated="2" office:value-type="string" calcext:value-type="string">
            <text:p><text:s/>아니요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미덕마트 </text:p>
          </table:table-cell>
          <table:table-cell office:value-type="string" calcext:value-type="string">
            <text:p><text:s/>맥스 밀버스와 팀 </text:p>
          </table:table-cell>
          <table:table-cell office:value-type="string" calcext:value-type="string">
            <text:p><text:s/>? </text:p>
          </table:table-cell>
          <table:table-cell office:value-type="string" calcext:value-type="string">
            <text:p><text:s/>3.8.4 [16] </text:p>
          </table:table-cell>
          <table:table-cell office:value-type="string" calcext:value-type="string">
            <text:p><text:s/>2020-06-18 [±] </text:p>
          </table:table-cell>
          <table:table-cell office:value-type="string" calcext:value-type="string">
            <text:p><text:s/>GPL </text:p>
          </table:table-cell>
          <table:table-cell office:value-type="string" calcext:value-type="string">
            <text:p><text:s/>PH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맘보 또는 줌라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미덕마트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<text:s/>미덕마트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string" calcext:value-type="string">
            <text:p><text:s/>미덕마트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string" calcext:value-type="string">
            <text:p><text:s/>미덕마트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office:value-type="string" calcext:value-type="string">
            <text:p><text:s/>미덕마트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<text:s/>미덕마트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<text:s/>미덕마트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<text:s/>미덕마트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<text:s/>미덕마트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<text:s/>미덕마트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string" calcext:value-type="string">
            <text:p><text:s/>미덕마트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string" calcext:value-type="string">
            <text:p><text:s/>미덕마트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<text:s/>미덕마트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string" calcext:value-type="string">
            <text:p><text:s/>미덕마트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string" calcext:value-type="string">
            <text:p><text:s/>미덕마트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미바 상인 </text:p>
          </table:table-cell>
          <table:table-cell office:value-type="string" calcext:value-type="string">
            <text:p><text:s/>주식회사 미바 </text:p>
          </table:table-cell>
          <table:table-cell office:value-type="string" calcext:value-type="string">
            <text:p><text:s/>? </text:p>
          </table:table-cell>
          <table:table-cell office:value-type="float" office:value="9.14" calcext:value-type="float">
            <text:p>9.14</text:p>
          </table:table-cell>
          <table:table-cell table:style-name="ce1" office:value-type="date" office:date-value="2019-08-07" calcext:value-type="date">
            <text:p>2019-08-07</text:p>
          </table:table-cell>
          <table:table-cell office:value-type="string" calcext:value-type="string">
            <text:p><text:s/>소유권 </text:p>
          </table:table-cell>
          <table:table-cell office:value-type="string" calcext:value-type="string">
            <text:p><text:s/>MIVA 스크립트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미바 상인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<text:s/>미바 상인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string" calcext:value-type="string">
            <text:p><text:s/>미바 상인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string" calcext:value-type="string">
            <text:p><text:s/>미바 상인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office:value-type="string" calcext:value-type="string">
            <text:p><text:s/>미바 상인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<text:s/>미바 상인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<text:s/>미바 상인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<text:s/>미바 상인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미바 상인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<text:s/>미바 상인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string" calcext:value-type="string">
            <text:p><text:s/>미바 상인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string" calcext:value-type="string">
            <text:p><text:s/>미바 상인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<text:s/>미바 상인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string" calcext:value-type="string">
            <text:p><text:s/>미바 상인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string" calcext:value-type="string">
            <text:p><text:s/>미바 상인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바타비 </text:p>
          </table:table-cell>
          <table:table-cell office:value-type="string" calcext:value-type="string">
            <text:p><text:s/>? </text:p>
          </table:table-cell>
          <table:table-cell table:number-columns-repeated="2" office:value-type="string" calcext:value-type="string">
            <text:p><text:s/>연속/SaaS </text:p>
          </table:table-cell>
          <table:table-cell office:value-type="string" calcext:value-type="string">
            <text:p><text:s/>소유권 </text:p>
          </table:table-cell>
          <table:table-cell office:value-type="string" calcext:value-type="string">
            <text:p><text:s/>PH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바타비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table:number-columns-repeated="7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바타비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string" calcext:value-type="string">
            <text:p><text:s/>바타비 </text:p>
          </table:table-cell>
          <table:table-cell office:value-type="string" calcext:value-type="string">
            <text:p><text:s/>?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5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바타비 </text:p>
          </table:table-cell>
          <table:table-cell table:number-columns-repeated="5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바타비 </text:p>
          </table:table-cell>
          <table:table-cell table:number-columns-repeated="2"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table:number-columns-repeated="3" office:value-type="string" calcext:value-type="string">
            <text:p><text:s/>아니요 </text:p>
          </table:table-cell>
          <table:table-cell office:value-type="string" calcext:value-type="string">
            <text:p><text:s/>예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바타비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바타비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바타비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바타비 </text:p>
          </table:table-cell>
          <table:table-cell table:number-columns-repeated="3"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바타비 </text:p>
          </table:table-cell>
          <table:table-cell table:number-columns-repeated="6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바타비 </text:p>
          </table:table-cell>
          <table:table-cell table:number-columns-repeated="9"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바타비 </text:p>
          </table:table-cell>
          <table:table-cell table:number-columns-repeated="2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바타비 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string" calcext:value-type="string">
            <text:p><text:s/>바타비 </text:p>
          </table:table-cell>
          <table:table-cell table:number-columns-repeated="6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바타비 </text:p>
          </table:table-cell>
          <table:table-cell table:number-columns-repeated="5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쇼피파이 </text:p>
          </table:table-cell>
          <table:table-cell office:value-type="string" calcext:value-type="string">
            <text:p><text:s/>2006 [13] </text:p>
          </table:table-cell>
          <table:table-cell office:value-type="string" calcext:value-type="string">
            <text:p><text:s/>연속/SAAS [14] </text:p>
          </table:table-cell>
          <table:table-cell office:value-type="string" calcext:value-type="string">
            <text:p><text:s/>연속/SAAS </text:p>
          </table:table-cell>
          <table:table-cell office:value-type="string" calcext:value-type="string">
            <text:p><text:s/>소유권 </text:p>
          </table:table-cell>
          <table:table-cell office:value-type="string" calcext:value-type="string">
            <text:p><text:s/>루비 </text:p>
          </table:table-cell>
          <table:table-cell office:value-type="string" calcext:value-type="string">
            <text:p><text:s/>루비 온 레일즈 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쇼피파이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table:number-columns-repeated="6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쇼피파이 </text:p>
          </table:table-cell>
          <table:table-cell office:value-type="string" calcext:value-type="string">
            <text:p><text:s/>아니요 </text:p>
          </table:table-cell>
          <table:table-cell table:number-columns-repeated="6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쇼피파이 </text:p>
          </table:table-cell>
          <table:table-cell table:number-columns-repeated="1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쇼피파이 </text:p>
          </table:table-cell>
          <table:table-cell table:number-columns-repeated="7" office:value-type="string" calcext:value-type="string">
            <text:p><text:s/>예 </text:p>
          </table:table-cell>
          <table:table-cell table:number-columns-repeated="2" office:value-type="string" calcext:value-type="string">
            <text:p><text:s/>제 3 당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쇼피파이 </text:p>
          </table:table-cell>
          <table:table-cell table:number-columns-repeated="6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쇼피파이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쇼피파이 </text:p>
          </table:table-cell>
          <table:table-cell table:number-columns-repeated="5"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쇼피파이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쇼피파이 </text:p>
          </table:table-cell>
          <table:table-cell office:value-type="string" calcext:value-type="string">
            <text:p><text:s/>아니요 </text:p>
          </table:table-cell>
          <table:table-cell table:number-columns-repeated="4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쇼피파이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table:number-columns-repeated="2" office:value-type="string" calcext:value-type="string">
            <text:p><text:s/>아니요 </text:p>
          </table:table-cell>
          <table:table-cell office:value-type="string" calcext:value-type="string">
            <text:p><text:s/>예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쇼피파이 </text:p>
          </table:table-cell>
          <table:table-cell table:number-columns-repeated="10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쇼피파이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쇼피파이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애드온 </text:p>
          </table:table-cell>
          <table:table-cell table:number-columns-repeated="3"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쇼피파이 </text:p>
          </table:table-cell>
          <table:table-cell table:number-columns-repeated="6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쇼피파이 </text:p>
          </table:table-cell>
          <table:table-cell table:number-columns-repeated="5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수파두파 </text:p>
          </table:table-cell>
          <table:table-cell office:value-type="string" calcext:value-type="string">
            <text:p><text:s/>? </text:p>
          </table:table-cell>
          <table:table-cell table:number-columns-repeated="2" office:value-type="string" calcext:value-type="string">
            <text:p><text:s/>연속/SAAS </text:p>
          </table:table-cell>
          <table:table-cell office:value-type="string" calcext:value-type="string">
            <text:p><text:s/>소유권 </text:p>
          </table:table-cell>
          <table:table-cell office:value-type="string" calcext:value-type="string">
            <text:p><text:s/>루비 </text:p>
          </table:table-cell>
          <table:table-cell office:value-type="string" calcext:value-type="string">
            <text:p><text:s/>루비 온 레일즈 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수파두파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table:number-columns-repeated="6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수파두파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table:number-columns-repeated="3"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수파두파 </text:p>
          </table:table-cell>
          <table:table-cell office:value-type="string" calcext:value-type="string">
            <text:p><text:s/>? </text:p>
          </table:table-cell>
          <table:table-cell office:value-type="string" calcext:value-type="string">
            <text:p><text:s/>아니요 </text:p>
          </table:table-cell>
          <table:table-cell table:number-columns-repeated="4" office:value-type="string" calcext:value-type="string">
            <text:p><text:s/>예 </text:p>
          </table:table-cell>
          <table:table-cell table:number-columns-repeated="3"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수파두파 </text:p>
          </table:table-cell>
          <table:table-cell office:value-type="string" calcext:value-type="string">
            <text:p><text:s/>예 </text:p>
          </table:table-cell>
          <table:table-cell table:number-columns-repeated="2"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수파두파 </text:p>
          </table:table-cell>
          <table:table-cell table:number-columns-repeated="2" office:value-type="string" calcext:value-type="string">
            <text:p><text:s/>예 </text:p>
          </table:table-cell>
          <table:table-cell table:number-columns-repeated="4" office:value-type="string" calcext:value-type="string">
            <text:p><text:s/>아니요 </text:p>
          </table:table-cell>
          <table:table-cell office:value-type="string" calcext:value-type="string">
            <text:p><text:s/>예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수파두파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수파두파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수파두파 </text:p>
          </table:table-cell>
          <table:table-cell office:value-type="string" calcext:value-type="string">
            <text:p><text:s/>예 </text:p>
          </table:table-cell>
          <table:table-cell table:number-columns-repeated="2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수파두파 </text:p>
          </table:table-cell>
          <table:table-cell table:number-columns-repeated="5" office:value-type="string" calcext:value-type="string">
            <text:p><text:s/>아니요 </text:p>
          </table:table-cell>
          <table:table-cell office:value-type="string" calcext:value-type="string">
            <text:p><text:s/>예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수파두파 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string" calcext:value-type="string">
            <text:p><text:s/>수파두파 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string" calcext:value-type="string">
            <text:p><text:s/>수파두파 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<text:s/>수파두파 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string" calcext:value-type="string">
            <text:p><text:s/>수파두파 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string" calcext:value-type="string">
            <text:p><text:s/>수파두파 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슈프레 커머스 </text:p>
          </table:table-cell>
          <table:table-cell office:value-type="string" calcext:value-type="string">
            <text:p><text:s/>션 스코필드 </text:p>
          </table:table-cell>
          <table:table-cell office:value-type="string" calcext:value-type="string">
            <text:p><text:s/>2007년 </text:p>
          </table:table-cell>
          <table:table-cell office:value-type="string" calcext:value-type="string">
            <text:p><text:s/>4.1 [15] </text:p>
          </table:table-cell>
          <table:table-cell office:value-type="string" calcext:value-type="string">
            <text:p><text:s/>2020-03-02 [±] </text:p>
          </table:table-cell>
          <table:table-cell office:value-type="string" calcext:value-type="string">
            <text:p><text:s/>비에스디 </text:p>
          </table:table-cell>
          <table:table-cell office:value-type="string" calcext:value-type="string">
            <text:p><text:s/>루비 </text:p>
          </table:table-cell>
          <table:table-cell office:value-type="string" calcext:value-type="string">
            <text:p><text:s/>루비 온 레일즈 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슈프레 커머스 </text:p>
          </table:table-cell>
          <table:table-cell office:value-type="string" calcext:value-type="string">
            <text:p><text:s/>아니요 </text:p>
          </table:table-cell>
          <table:table-cell table:number-columns-repeated="3" office:value-type="string" calcext:value-type="string">
            <text:p><text:s/>예 </text:p>
          </table:table-cell>
          <table:table-cell table:number-columns-repeated="2"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table:number-columns-repeated="2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슈프레 커머스 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string" calcext:value-type="string">
            <text:p><text:s/>슈프레 커머스 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string" calcext:value-type="string">
            <text:p><text:s/>슈프레 커머스 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office:value-type="string" calcext:value-type="string">
            <text:p><text:s/>슈프레 커머스 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<text:s/>슈프레 커머스 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<text:s/>슈프레 커머스 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<text:s/>슈프레 커머스 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<text:s/>슈프레 커머스 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<text:s/>슈프레 커머스 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string" calcext:value-type="string">
            <text:p><text:s/>슈프레 커머스 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string" calcext:value-type="string">
            <text:p><text:s/>슈프레 커머스 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<text:s/>슈프레 커머스 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string" calcext:value-type="string">
            <text:p><text:s/>슈프레 커머스 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string" calcext:value-type="string">
            <text:p><text:s/>슈프레 커머스 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아파치 OFBiz </text:p>
          </table:table-cell>
          <table:table-cell office:value-type="string" calcext:value-type="string">
            <text:p><text:s/>아파치 소프트웨어 재단 </text:p>
          </table:table-cell>
          <table:table-cell office:value-type="string" calcext:value-type="string">
            <text:p><text:s/>2007년 </text:p>
          </table:table-cell>
          <table:table-cell office:value-type="string" calcext:value-type="string">
            <text:p><text:s/>17.12.04 [2] </text:p>
          </table:table-cell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<text:s/>아파치 2.0 </text:p>
          </table:table-cell>
          <table:table-cell office:value-type="string" calcext:value-type="string">
            <text:p><text:s/>자바 </text:p>
          </table:table-cell>
          <table:table-cell office:value-type="string" calcext:value-type="string">
            <text:p><text:s/>아파치 OFBiz </text:p>
          </table:table-cell>
          <table:table-cell office:value-type="string" calcext:value-type="string">
            <text:p><text:s/>통합 및 타사 확장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아파치 OFBiz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아니요 [21]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아파치 OFBiz </text:p>
          </table:table-cell>
          <table:table-cell table:number-columns-repeated="9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아파치 OFBiz </text:p>
          </table:table-cell>
          <table:table-cell table:number-columns-repeated="1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아파치 OFBiz </text:p>
          </table:table-cell>
          <table:table-cell table:number-columns-repeated="8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아파치 OFBiz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아파치 OFBiz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아파치 OFBiz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아파치 OFBiz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아파치 OFBiz </text:p>
          </table:table-cell>
          <table:table-cell table:number-columns-repeated="4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아파치 OFBiz </text:p>
          </table:table-cell>
          <table:table-cell office:value-type="string" calcext:value-type="string">
            <text:p><text:s/>예 </text:p>
          </table:table-cell>
          <table:table-cell table:number-columns-repeated="5" office:value-type="string" calcext:value-type="string">
            <text:p><text:s/>아니요 </text:p>
          </table:table-cell>
          <table:table-cell office:value-type="string" calcext:value-type="string">
            <text:p><text:s/>예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아파치 OFBiz </text:p>
          </table:table-cell>
          <table:table-cell table:number-columns-repeated="8"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아파치 OFBiz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아파치 OFBiz </text:p>
          </table:table-cell>
          <table:table-cell table:number-columns-repeated="2"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아파치 OFBiz </text:p>
          </table:table-cell>
          <table:table-cell table:number-columns-repeated="6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아파치 OFBiz </text:p>
          </table:table-cell>
          <table:table-cell table:number-columns-repeated="2" office:value-type="string" calcext:value-type="string">
            <text:p><text:s/>아니요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오픈카트 </text:p>
          </table:table-cell>
          <table:table-cell office:value-type="string" calcext:value-type="string">
            <text:p><text:s/>오픈카트 주식회사 </text:p>
          </table:table-cell>
          <table:table-cell table:style-name="ce1" office:value-type="date" office:date-value="1999-05-11" calcext:value-type="date">
            <text:p>1999-05-11</text:p>
          </table:table-cell>
          <table:table-cell office:value-type="string" calcext:value-type="string">
            <text:p><text:s/>4.0.1.1 [7] Wikidata에서 편집 </text:p>
          </table:table-cell>
          <table:table-cell office:value-type="string" calcext:value-type="string">
            <text:p><text:s/>2022-08-27; 5개월 전 [±] </text:p>
          </table:table-cell>
          <table:table-cell office:value-type="string" calcext:value-type="string">
            <text:p><text:s/>GPL </text:p>
          </table:table-cell>
          <table:table-cell office:value-type="string" calcext:value-type="string">
            <text:p><text:s/>PH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오픈카트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table:number-columns-repeated="6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오픈카트 </text:p>
          </table:table-cell>
          <table:table-cell table:number-columns-repeated="3" office:value-type="string" calcext:value-type="string">
            <text:p><text:s/>예 </text:p>
          </table:table-cell>
          <table:table-cell table:number-columns-repeated="2" office:value-type="string" calcext:value-type="string">
            <text:p><text:s/>애드온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오픈카트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제 3 당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애드온 </text:p>
          </table:table-cell>
          <table:table-cell office:value-type="string" calcext:value-type="string">
            <text:p><text:s/>제 3 당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오픈카트 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office:value-type="string" calcext:value-type="string">
            <text:p><text:s/>오픈카트 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<text:s/>오픈카트 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<text:s/>오픈카트 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<text:s/>오픈카트 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<text:s/>오픈카트 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<text:s/>오픈카트 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string" calcext:value-type="string">
            <text:p><text:s/>오픈카트 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string" calcext:value-type="string">
            <text:p><text:s/>오픈카트 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<text:s/>오픈카트 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string" calcext:value-type="string">
            <text:p><text:s/>오픈카트 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string" calcext:value-type="string">
            <text:p><text:s/>오픈카트 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우커머스 </text:p>
          </table:table-cell>
          <table:table-cell office:value-type="string" calcext:value-type="string">
            <text:p><text:s/>WooThemes </text:p>
          </table:table-cell>
          <table:table-cell office:value-type="string" calcext:value-type="string">
            <text:p><text:s/>2011 [17] </text:p>
          </table:table-cell>
          <table:table-cell office:value-type="string" calcext:value-type="string">
            <text:p><text:s/>6.2.1 [18] </text:p>
          </table:table-cell>
          <table:table-cell table:style-name="ce1" office:value-type="date" office:date-value="2022-02-22" calcext:value-type="date">
            <text:p>2022-02-22</text:p>
          </table:table-cell>
          <table:table-cell office:value-type="string" calcext:value-type="string">
            <text:p><text:s/>GPL </text:p>
          </table:table-cell>
          <table:table-cell office:value-type="string" calcext:value-type="string">
            <text:p><text:s/>PH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워드프레스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우커머스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 [23] </text:p>
          </table:table-cell>
          <table:table-cell table:number-columns-repeated="5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우커머스 </text:p>
          </table:table-cell>
          <table:table-cell table:number-columns-repeated="9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우커머스 </text:p>
          </table:table-cell>
          <table:table-cell table:number-columns-repeated="1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우커머스 </text:p>
          </table:table-cell>
          <table:table-cell table:number-columns-repeated="12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우커머스 </text:p>
          </table:table-cell>
          <table:table-cell table:number-columns-repeated="6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우커머스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우커머스 </text:p>
          </table:table-cell>
          <table:table-cell table:number-columns-repeated="5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우커머스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애드온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우커머스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우커머스 </text:p>
          </table:table-cell>
          <table:table-cell table:number-columns-repeated="2" office:value-type="string" calcext:value-type="string">
            <text:p><text:s/>예 </text:p>
          </table:table-cell>
          <table:table-cell table:number-columns-repeated="4" office:value-type="string" calcext:value-type="string">
            <text:p><text:s/>아니요 </text:p>
          </table:table-cell>
          <table:table-cell office:value-type="string" calcext:value-type="string">
            <text:p><text:s/>예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우커머스 </text:p>
          </table:table-cell>
          <table:table-cell office:value-type="string" calcext:value-type="string">
            <text:p><text:s/>아니요 </text:p>
          </table:table-cell>
          <table:table-cell table:number-columns-repeated="6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우커머스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우커머스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table:number-columns-repeated="3"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우커머스 </text:p>
          </table:table-cell>
          <table:table-cell table:number-columns-repeated="2" office:value-type="string" calcext:value-type="string">
            <text:p><text:s/>예 </text:p>
          </table:table-cell>
          <table:table-cell table:number-columns-repeated="3"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우커머스 </text:p>
          </table:table-cell>
          <table:table-cell table:number-columns-repeated="2" office:value-type="string" calcext:value-type="string">
            <text:p><text:s/>예 </text:p>
          </table:table-cell>
          <table:table-cell table:number-columns-repeated="2"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유코즈 </text:p>
          </table:table-cell>
          <table:table-cell office:value-type="string" calcext:value-type="string">
            <text:p><text:s/>유코즈미디어 </text:p>
          </table:table-cell>
          <table:table-cell office:value-type="string" calcext:value-type="string">
            <text:p><text:s/>? </text:p>
          </table:table-cell>
          <table:table-cell table:number-columns-repeated="2" office:value-type="string" calcext:value-type="string">
            <text:p><text:s/>연속/SAAS </text:p>
          </table:table-cell>
          <table:table-cell office:value-type="string" calcext:value-type="string">
            <text:p><text:s/>소유권 </text:p>
          </table:table-cell>
          <table:table-cell office:value-type="string" calcext:value-type="string">
            <text:p><text:s/>펄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유코즈 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<text:s/>유코즈 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string" calcext:value-type="string">
            <text:p><text:s/>유코즈 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string" calcext:value-type="string">
            <text:p><text:s/>유코즈 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office:value-type="string" calcext:value-type="string">
            <text:p><text:s/>유코즈 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<text:s/>유코즈 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<text:s/>유코즈 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<text:s/>유코즈 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<text:s/>유코즈 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<text:s/>유코즈 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string" calcext:value-type="string">
            <text:p><text:s/>유코즈 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string" calcext:value-type="string">
            <text:p><text:s/>유코즈 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<text:s/>유코즈 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string" calcext:value-type="string">
            <text:p><text:s/>유코즈 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string" calcext:value-type="string">
            <text:p><text:s/>유코즈 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젠 카트 </text:p>
          </table:table-cell>
          <table:table-cell office:value-type="string" calcext:value-type="string">
            <text:p><text:s/>젠 벤처스 </text:p>
          </table:table-cell>
          <table:table-cell office:value-type="string" calcext:value-type="string">
            <text:p><text:s/>2003-06 [19] </text:p>
          </table:table-cell>
          <table:table-cell office:value-type="string" calcext:value-type="string">
            <text:p><text:s/>1.5.7c [20] </text:p>
          </table:table-cell>
          <table:table-cell office:value-type="string" calcext:value-type="string">
            <text:p><text:s/>2020-06-23 [±] </text:p>
          </table:table-cell>
          <table:table-cell office:value-type="string" calcext:value-type="string">
            <text:p><text:s/>GPL </text:p>
          </table:table-cell>
          <table:table-cell office:value-type="string" calcext:value-type="string">
            <text:p><text:s/>PH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젠 카트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table:number-columns-repeated="6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젠 카트 </text:p>
          </table:table-cell>
          <table:table-cell table:number-columns-repeated="3" office:value-type="string" calcext:value-type="string">
            <text:p><text:s/>예 </text:p>
          </table:table-cell>
          <table:table-cell table:number-columns-repeated="2"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젠 카트 </text:p>
          </table:table-cell>
          <table:table-cell office:value-type="string" calcext:value-type="string">
            <text:p><text:s/>애드온 [25] </text:p>
          </table:table-cell>
          <table:table-cell office:value-type="string" calcext:value-type="string">
            <text:p><text:s/>애드온 [26]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애드온 [27]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젠 카트 </text:p>
          </table:table-cell>
          <table:table-cell table:number-columns-repeated="4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애드온 [28]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타사 [29]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애드온 [30]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애드온 [31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젠 카트 </text:p>
          </table:table-cell>
          <table:table-cell table:number-columns-repeated="3" office:value-type="string" calcext:value-type="string">
            <text:p><text:s/>예 </text:p>
          </table:table-cell>
          <table:table-cell table:number-columns-repeated="2" office:value-type="string" calcext:value-type="string">
            <text:p><text:s/>애드온 [32] </text:p>
          </table:table-cell>
          <table:table-cell office:value-type="string" calcext:value-type="string">
            <text:p><text:s/>예 [33] </text:p>
          </table:table-cell>
          <table:table-cell office:value-type="string" calcext:value-type="string">
            <text:p><text:s/>예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젠 카트 </text:p>
          </table:table-cell>
          <table:table-cell office:value-type="string" calcext:value-type="string">
            <text:p><text:s/>애드온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애드온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젠 카트 </text:p>
          </table:table-cell>
          <table:table-cell office:value-type="string" calcext:value-type="string">
            <text:p><text:s/>애드온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애드온 [35] </text:p>
          </table:table-cell>
          <table:table-cell table:number-columns-repeated="2" office:value-type="string" calcext:value-type="string">
            <text:p><text:s/>애드온 </text:p>
          </table:table-cell>
          <table:table-cell office:value-type="string" calcext:value-type="string">
            <text:p><text:s/>아니요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젠 카트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애드온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젠 카트 </text:p>
          </table:table-cell>
          <table:table-cell office:value-type="string" calcext:value-type="string">
            <text:p><text:s/>애드온 </text:p>
          </table:table-cell>
          <table:table-cell office:value-type="string" calcext:value-type="string">
            <text:p><text:s/>제 3 당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애드온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젠 카트 </text:p>
          </table:table-cell>
          <table:table-cell table:number-columns-repeated="2" office:value-type="string" calcext:value-type="string">
            <text:p><text:s/>예 </text:p>
          </table:table-cell>
          <table:table-cell table:number-columns-repeated="4" office:value-type="string" calcext:value-type="string">
            <text:p><text:s/>아니요 </text:p>
          </table:table-cell>
          <table:table-cell office:value-type="string" calcext:value-type="string">
            <text:p><text:s/>예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젠 카트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애드온 </text:p>
          </table:table-cell>
          <table:table-cell office:value-type="string" calcext:value-type="string">
            <text:p><text:s/>아니요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애드온 </text:p>
          </table:table-cell>
          <table:table-cell office:value-type="string" calcext:value-type="string">
            <text:p><text:s/>예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젠 카트 </text:p>
          </table:table-cell>
          <table:table-cell table:number-columns-repeated="2" office:value-type="string" calcext:value-type="string">
            <text:p><text:s/>애드온 </text:p>
          </table:table-cell>
          <table:table-cell office:value-type="string" calcext:value-type="string">
            <text:p><text:s/>예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젠 카트 </text:p>
          </table:table-cell>
          <table:table-cell table:number-columns-repeated="4" office:value-type="string" calcext:value-type="string">
            <text:p><text:s/>애드온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애드온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젠 카트 </text:p>
          </table:table-cell>
          <table:table-cell table:number-columns-repeated="3" office:value-type="string" calcext:value-type="string">
            <text:p><text:s/>아니요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젠 카트 </text:p>
          </table:table-cell>
          <table:table-cell table:number-columns-repeated="2" office:value-type="string" calcext:value-type="string">
            <text:p><text:s/>아니요 </text:p>
          </table:table-cell>
          <table:table-cell table:number-columns-repeated="3" office:value-type="string" calcext:value-type="string">
            <text:p><text:s/>애드온 </text:p>
          </table:table-cell>
          <table:table-cell office:value-type="string" calcext:value-type="string">
            <text:p><text:s/>애드온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코나카트 </text:p>
          </table:table-cell>
          <table:table-cell office:value-type="string" calcext:value-type="string">
            <text:p><text:s/>DS 데이터 시스템 UK Ltd </text:p>
          </table:table-cell>
          <table:table-cell office:value-type="string" calcext:value-type="string">
            <text:p><text:s/>? </text:p>
          </table:table-cell>
          <table:table-cell office:value-type="string" calcext:value-type="string">
            <text:p><text:s/>9.0.0.0 [4] </text:p>
          </table:table-cell>
          <table:table-cell table:style-name="ce1" office:value-type="date" office:date-value="2019-08-26" calcext:value-type="date">
            <text:p>2019-08-26</text:p>
          </table:table-cell>
          <table:table-cell office:value-type="string" calcext:value-type="string">
            <text:p><text:s/>GNU LGPL </text:p>
          </table:table-cell>
          <table:table-cell office:value-type="string" calcext:value-type="string">
            <text:p><text:s/>자바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코나카트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3" office:value-type="string" calcext:value-type="string">
            <text:p><text:s/>예 </text:p>
          </table:table-cell>
          <table:table-cell table:number-columns-repeated="3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코나카트 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string" calcext:value-type="string">
            <text:p><text:s/>코나카트 </text:p>
          </table:table-cell>
          <table:table-cell table:number-columns-repeated="11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코나카트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3" office:value-type="string" calcext:value-type="string">
            <text:p><text:s/>예 </text:p>
          </table:table-cell>
          <table:table-cell table:number-columns-repeated="3"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코나카트 </text:p>
          </table:table-cell>
          <table:table-cell table:number-columns-repeated="6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코나카트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코나카트 </text:p>
          </table:table-cell>
          <table:table-cell table:number-columns-repeated="4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코나카트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코나카트 </text:p>
          </table:table-cell>
          <table:table-cell table:number-columns-repeated="2" office:value-type="string" calcext:value-type="string">
            <text:p><text:s/>아니요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코나카트 </text:p>
          </table:table-cell>
          <table:table-cell table:number-columns-repeated="2" office:value-type="string" calcext:value-type="string">
            <text:p><text:s/>예 </text:p>
          </table:table-cell>
          <table:table-cell table:number-columns-repeated="4" office:value-type="string" calcext:value-type="string">
            <text:p><text:s/>아니요 </text:p>
          </table:table-cell>
          <table:table-cell office:value-type="string" calcext:value-type="string">
            <text:p><text:s/>예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코나카트 </text:p>
          </table:table-cell>
          <table:table-cell office:value-type="string" calcext:value-type="string">
            <text:p><text:s/>예 </text:p>
          </table:table-cell>
          <table:table-cell table:number-columns-repeated="3"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table:number-columns-repeated="2" office:value-type="string" calcext:value-type="string">
            <text:p><text:s/>아니요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코나카트 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<text:s/>코나카트 </text:p>
          </table:table-cell>
          <table:table-cell table:number-columns-repeated="3"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코나카트 </text:p>
          </table:table-cell>
          <table:table-cell table:number-columns-repeated="3"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코나카트 </text:p>
          </table:table-cell>
          <table:table-cell table:number-columns-repeated="3"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프레스타샵 </text:p>
          </table:table-cell>
          <table:table-cell office:value-type="string" calcext:value-type="string">
            <text:p><text:s/>프레스타샵 SA </text:p>
          </table:table-cell>
          <table:table-cell table:style-name="ce1" office:value-type="date" office:date-value="2007-08-15" calcext:value-type="date">
            <text:p>2007-08-15</text:p>
          </table:table-cell>
          <table:table-cell office:value-type="string" calcext:value-type="string">
            <text:p><text:s/>1.7.8.8 [11] </text:p>
          </table:table-cell>
          <table:table-cell office:value-type="string" calcext:value-type="string">
            <text:p><text:s/>2022-12-08 [±] </text:p>
          </table:table-cell>
          <table:table-cell office:value-type="string" calcext:value-type="string">
            <text:p><text:s/>OSL 3.0 </text:p>
          </table:table-cell>
          <table:table-cell office:value-type="string" calcext:value-type="string">
            <text:p><text:s/>PHP </text:p>
          </table:table-cell>
          <table:table-cell office:value-type="string" calcext:value-type="string">
            <text:p><text:s/>심포니 [12] 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프레스타샵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table:number-columns-repeated="6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프레스타샵 </text:p>
          </table:table-cell>
          <table:table-cell table:number-columns-repeated="9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프레스타샵 </text:p>
          </table:table-cell>
          <table:table-cell table:number-columns-repeated="1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프레스타샵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8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프레스타샵 </text:p>
          </table:table-cell>
          <table:table-cell table:number-columns-repeated="6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프레스타샵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프레스타샵 </text:p>
          </table:table-cell>
          <table:table-cell table:number-columns-repeated="5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프레스타샵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프레스타샵 </text:p>
          </table:table-cell>
          <table:table-cell table:number-columns-repeated="5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프레스타샵 </text:p>
          </table:table-cell>
          <table:table-cell table:number-columns-repeated="6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프레스타샵 </text:p>
          </table:table-cell>
          <table:table-cell table:number-columns-repeated="3" office:value-type="string" calcext:value-type="string">
            <text:p><text:s/>예 </text:p>
          </table:table-cell>
          <table:table-cell table:number-columns-repeated="5"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프레스타샵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프레스타샵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프레스타샵 </text:p>
          </table:table-cell>
          <table:table-cell office:value-type="string" calcext:value-type="string">
            <text:p><text:s/>웹 서비스 </text:p>
          </table:table-cell>
          <table:table-cell table:number-columns-repeated="5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프레스타샵 </text:p>
          </table:table-cell>
          <table:table-cell office:value-type="string" calcext:value-type="string">
            <text:p><text:s/>웹 서비스 </text:p>
          </table:table-cell>
          <table:table-cell table:number-columns-repeated="2" office:value-type="string" calcext:value-type="string">
            <text:p><text:s/>아니요 </text:p>
          </table:table-cell>
          <table:table-cell table:number-columns-repeated="2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핌코어 </text:p>
          </table:table-cell>
          <table:table-cell office:value-type="string" calcext:value-type="string">
            <text:p><text:s/>핌코어 GmbH </text:p>
          </table:table-cell>
          <table:table-cell office:value-type="string" calcext:value-type="string">
            <text:p><text:s/>2010년 </text:p>
          </table:table-cell>
          <table:table-cell office:value-type="string" calcext:value-type="string">
            <text:p><text:s/>10.3.4 [9] </text:p>
          </table:table-cell>
          <table:table-cell office:value-type="string" calcext:value-type="string">
            <text:p><text:s/>2022-03-30 [±] </text:p>
          </table:table-cell>
          <table:table-cell office:value-type="string" calcext:value-type="string">
            <text:p><text:s/>비에스디 </text:p>
          </table:table-cell>
          <table:table-cell office:value-type="string" calcext:value-type="string">
            <text:p><text:s/>PHP </text:p>
          </table:table-cell>
          <table:table-cell office:value-type="string" calcext:value-type="string">
            <text:p><text:s/>심포니 [10] </text:p>
          </table:table-cell>
          <table:table-cell office:value-type="string" calcext:value-type="string">
            <text:p><text:s/>핌코어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핌코어 </text:p>
          </table:table-cell>
          <table:table-cell office:value-type="string" calcext:value-type="string">
            <text:p><text:s/>아니요 </text:p>
          </table:table-cell>
          <table:table-cell office:value-type="string" calcext:value-type="string">
            <text:p><text:s/>예 </text:p>
          </table:table-cell>
          <table:table-cell table:number-columns-repeated="7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핌코어 </text:p>
          </table:table-cell>
          <table:table-cell table:number-columns-repeated="3" office:value-type="string" calcext:value-type="string">
            <text:p><text:s/>예 </text:p>
          </table:table-cell>
          <table:table-cell table:number-columns-repeated="2" office:value-type="string" calcext:value-type="string">
            <text:p><text:s/>아니요 </text:p>
          </table:table-cell>
          <table:table-cell office:value-type="string" calcext:value-type="string">
            <text:p><text:s/>제 3 당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핌코어 </text:p>
          </table:table-cell>
          <table:table-cell table:number-columns-repeated="1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핌코어 </text:p>
          </table:table-cell>
          <table:table-cell table:number-columns-repeated="12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핌코어 </text:p>
          </table:table-cell>
          <table:table-cell table:number-columns-repeated="6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핌코어 </text:p>
          </table:table-cell>
          <table:table-cell table:number-columns-repeated="3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핌코어 </text:p>
          </table:table-cell>
          <table:table-cell table:number-columns-repeated="5" office:value-type="string" calcext:value-type="string">
            <text:p><text:s/>예 </text:p>
          </table:table-cell>
          <table:table-cell office:value-type="string" calcext:value-type="string">
            <text:p><text:s/>예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핌코어 </text:p>
          </table:table-cell>
          <table:table-cell office:value-type="string" calcext:value-type="string">
            <text:p><text:s/>예 </text:p>
          </table:table-cell>
          <table:table-cell table:number-columns-repeated="2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핌코어 </text:p>
          </table:table-cell>
          <table:table-cell table:number-columns-repeated="5" office:value-type="string" calcext:value-type="string">
            <text:p><text:s/>예 </text:p>
          </table:table-cell>
          <table:table-cell office:value-type="string" calcext:value-type="string">
            <text:p><text:s/>아니요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핌코어 </text:p>
          </table:table-cell>
          <table:table-cell table:number-columns-repeated="6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핌코어 </text:p>
          </table:table-cell>
          <table:table-cell table:number-columns-repeated="10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핌코어 </text:p>
          </table:table-cell>
          <table:table-cell table:number-columns-repeated="2" office:value-type="string" calcext:value-type="string">
            <text:p><text:s/>아니요 </text:p>
          </table:table-cell>
          <table:table-cell office:value-type="string" calcext:value-type="string">
            <text:p><text:s/>아니요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핌코어 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string" calcext:value-type="string">
            <text:p><text:s/>핌코어 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string" calcext:value-type="string">
            <text:p><text:s/>핌코어 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2T15:47:05.194044479</dc:date>
    <meta:editing-duration>PT6M36S</meta:editing-duration>
    <meta:editing-cycles>1</meta:editing-cycles>
    <meta:document-statistic meta:table-count="1" meta:cell-count="2553" meta:object-count="0"/>
    <meta:generator>LibreOffice/7.4.5.1$Linux_X86_64 LibreOffice_project/40$Build-1</meta:generator>
  </office:meta>
</office:document-meta>
</file>